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ext-properties style:font-name="Calibri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/>
          <table:table-cell table:style-name="ce2" office:value-type="string">
            <text:p>Previsto</text:p>
          </table:table-cell>
          <table:table-cell table:style-name="ce2" office:value-type="string">
            <text:p>Real</text:p>
          </table:table-cell>
          <table:table-cell table:style-name="ce2" office:value-type="string">
            <text:p>Ajuste manual</text:p>
          </table:table-cell>
          <table:table-cell>
            <draw:frame table:end-cell-address="Sheet1.L21" table:end-x="0.293cm" table:end-y="0.048cm" draw:z-index="0" draw:style-name="gr1" draw:text-style-name="P1" svg:width="15.999cm" svg:height="8.98cm" svg:x="0.101cm" svg:y="0.1cm">
              <draw:object draw:notify-on-update-of-ranges="Sheet1.B1:Sheet1.B1 Sheet1.B2:Sheet1.B30 Sheet1.C1:Sheet1.C1 Sheet1.C2:Sheet1.C30 Sheet1.D1:Sheet1.D1 Sheet1.D2:Sheet1.D3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2018-01-02</text:p>
          </table:table-cell>
          <table:table-cell office:value-type="float" office:value="3.58762">
            <text:p>3.58762</text:p>
          </table:table-cell>
          <table:table-cell office:value-type="float" office:value="3.5325">
            <text:p>3.5325</text:p>
          </table:table-cell>
          <table:table-cell table:formula="of:=[.B2]-0.055" office:value-type="float" office:value="3.53262">
            <text:p>3.53262</text:p>
          </table:table-cell>
          <table:table-cell/>
        </table:table-row>
        <table:table-row table:style-name="ro1">
          <table:table-cell office:value-type="string">
            <text:p>2018-01-03</text:p>
          </table:table-cell>
          <table:table-cell office:value-type="float" office:value="3.60784">
            <text:p>3.60784</text:p>
          </table:table-cell>
          <table:table-cell office:value-type="float" office:value="3.53">
            <text:p>3.53</text:p>
          </table:table-cell>
          <table:table-cell table:formula="of:=[.B3]-0.055" office:value-type="float" office:value="3.55284">
            <text:p>3.55284</text:p>
          </table:table-cell>
          <table:table-cell/>
        </table:table-row>
        <table:table-row table:style-name="ro1">
          <table:table-cell office:value-type="string">
            <text:p>2018-01-04</text:p>
          </table:table-cell>
          <table:table-cell office:value-type="float" office:value="3.6095">
            <text:p>3.6095</text:p>
          </table:table-cell>
          <table:table-cell office:value-type="float" office:value="3.51">
            <text:p>3.51</text:p>
          </table:table-cell>
          <table:table-cell table:formula="of:=[.B4]-0.055" office:value-type="float" office:value="3.5545">
            <text:p>3.5545</text:p>
          </table:table-cell>
          <table:table-cell/>
        </table:table-row>
        <table:table-row table:style-name="ro1">
          <table:table-cell office:value-type="string">
            <text:p>2018-01-05</text:p>
          </table:table-cell>
          <table:table-cell office:value-type="float" office:value="3.59397">
            <text:p>3.59397</text:p>
          </table:table-cell>
          <table:table-cell office:value-type="float" office:value="3.5125">
            <text:p>3.5125</text:p>
          </table:table-cell>
          <table:table-cell table:formula="of:=[.B5]-0.055" office:value-type="float" office:value="3.53897">
            <text:p>3.53897</text:p>
          </table:table-cell>
          <table:table-cell/>
        </table:table-row>
        <table:table-row table:style-name="ro1">
          <table:table-cell office:value-type="string">
            <text:p>2018-01-08</text:p>
          </table:table-cell>
          <table:table-cell office:value-type="float" office:value="3.59427">
            <text:p>3.59427</text:p>
          </table:table-cell>
          <table:table-cell office:value-type="float" office:value="3.4725">
            <text:p>3.4725</text:p>
          </table:table-cell>
          <table:table-cell table:formula="of:=[.B6]-0.055" office:value-type="float" office:value="3.53927">
            <text:p>3.53927</text:p>
          </table:table-cell>
          <table:table-cell/>
        </table:table-row>
        <table:table-row table:style-name="ro1">
          <table:table-cell office:value-type="string">
            <text:p>2018-01-09</text:p>
          </table:table-cell>
          <table:table-cell office:value-type="float" office:value="3.56232">
            <text:p>3.56232</text:p>
          </table:table-cell>
          <table:table-cell office:value-type="float" office:value="3.49">
            <text:p>3.49</text:p>
          </table:table-cell>
          <table:table-cell table:formula="of:=[.B7]-0.055" office:value-type="float" office:value="3.50732">
            <text:p>3.50732</text:p>
          </table:table-cell>
          <table:table-cell/>
        </table:table-row>
        <table:table-row table:style-name="ro1">
          <table:table-cell office:value-type="string">
            <text:p>2018-01-10</text:p>
          </table:table-cell>
          <table:table-cell office:value-type="float" office:value="3.57501">
            <text:p>3.57501</text:p>
          </table:table-cell>
          <table:table-cell office:value-type="float" office:value="3.49">
            <text:p>3.49</text:p>
          </table:table-cell>
          <table:table-cell table:formula="of:=[.B8]-0.055" office:value-type="float" office:value="3.52001">
            <text:p>3.52001</text:p>
          </table:table-cell>
          <table:table-cell/>
        </table:table-row>
        <table:table-row table:style-name="ro1">
          <table:table-cell office:value-type="string">
            <text:p>2018-01-11</text:p>
          </table:table-cell>
          <table:table-cell office:value-type="float" office:value="3.57771">
            <text:p>3.57771</text:p>
          </table:table-cell>
          <table:table-cell office:value-type="float" office:value="3.4875">
            <text:p>3.4875</text:p>
          </table:table-cell>
          <table:table-cell table:formula="of:=[.B9]-0.055" office:value-type="float" office:value="3.52271">
            <text:p>3.52271</text:p>
          </table:table-cell>
          <table:table-cell/>
        </table:table-row>
        <table:table-row table:style-name="ro1">
          <table:table-cell office:value-type="string">
            <text:p>2018-01-12</text:p>
          </table:table-cell>
          <table:table-cell office:value-type="float" office:value="3.57733">
            <text:p>3.57733</text:p>
          </table:table-cell>
          <table:table-cell office:value-type="float" office:value="3.4625">
            <text:p>3.4625</text:p>
          </table:table-cell>
          <table:table-cell table:formula="of:=[.B10]-0.055" office:value-type="float" office:value="3.52233">
            <text:p>3.52233</text:p>
          </table:table-cell>
          <table:table-cell/>
        </table:table-row>
        <table:table-row table:style-name="ro1">
          <table:table-cell office:value-type="string">
            <text:p>2018-01-16</text:p>
          </table:table-cell>
          <table:table-cell office:value-type="float" office:value="3.55627">
            <text:p>3.55627</text:p>
          </table:table-cell>
          <table:table-cell office:value-type="float" office:value="3.4825">
            <text:p>3.4825</text:p>
          </table:table-cell>
          <table:table-cell table:formula="of:=[.B11]-0.055" office:value-type="float" office:value="3.50127">
            <text:p>3.50127</text:p>
          </table:table-cell>
          <table:table-cell/>
        </table:table-row>
        <table:table-row table:style-name="ro1">
          <table:table-cell office:value-type="string">
            <text:p>2018-01-17</text:p>
          </table:table-cell>
          <table:table-cell office:value-type="float" office:value="3.57015">
            <text:p>3.57015</text:p>
          </table:table-cell>
          <table:table-cell office:value-type="float" office:value="3.53">
            <text:p>3.53</text:p>
          </table:table-cell>
          <table:table-cell table:formula="of:=[.B12]-0.055" office:value-type="float" office:value="3.51515">
            <text:p>3.51515</text:p>
          </table:table-cell>
          <table:table-cell/>
        </table:table-row>
        <table:table-row table:style-name="ro1">
          <table:table-cell office:value-type="string">
            <text:p>2018-01-18</text:p>
          </table:table-cell>
          <table:table-cell office:value-type="float" office:value="3.61087">
            <text:p>3.61087</text:p>
          </table:table-cell>
          <table:table-cell office:value-type="float" office:value="3.515">
            <text:p>3.515</text:p>
          </table:table-cell>
          <table:table-cell table:formula="of:=[.B13]-0.055" office:value-type="float" office:value="3.55587">
            <text:p>3.55587</text:p>
          </table:table-cell>
          <table:table-cell/>
        </table:table-row>
        <table:table-row table:style-name="ro1">
          <table:table-cell office:value-type="string">
            <text:p>2018-01-19</text:p>
          </table:table-cell>
          <table:table-cell office:value-type="float" office:value="3.60203">
            <text:p>3.60203</text:p>
          </table:table-cell>
          <table:table-cell office:value-type="float" office:value="3.525">
            <text:p>3.525</text:p>
          </table:table-cell>
          <table:table-cell table:formula="of:=[.B14]-0.055" office:value-type="float" office:value="3.54703">
            <text:p>3.54703</text:p>
          </table:table-cell>
          <table:table-cell/>
        </table:table-row>
        <table:table-row table:style-name="ro1">
          <table:table-cell office:value-type="string">
            <text:p>2018-01-22</text:p>
          </table:table-cell>
          <table:table-cell office:value-type="float" office:value="3.6067">
            <text:p>3.6067</text:p>
          </table:table-cell>
          <table:table-cell office:value-type="float" office:value="3.52">
            <text:p>3.52</text:p>
          </table:table-cell>
          <table:table-cell table:formula="of:=[.B15]-0.055" office:value-type="float" office:value="3.5517">
            <text:p>3.5517</text:p>
          </table:table-cell>
          <table:table-cell/>
        </table:table-row>
        <table:table-row table:style-name="ro1">
          <table:table-cell office:value-type="string">
            <text:p>2018-01-23</text:p>
          </table:table-cell>
          <table:table-cell office:value-type="float" office:value="3.60027">
            <text:p>3.60027</text:p>
          </table:table-cell>
          <table:table-cell office:value-type="float" office:value="3.5125">
            <text:p>3.5125</text:p>
          </table:table-cell>
          <table:table-cell table:formula="of:=[.B16]-0.055" office:value-type="float" office:value="3.54527">
            <text:p>3.54527</text:p>
          </table:table-cell>
          <table:table-cell/>
        </table:table-row>
        <table:table-row table:style-name="ro1">
          <table:table-cell office:value-type="string">
            <text:p>2018-01-24</text:p>
          </table:table-cell>
          <table:table-cell office:value-type="float" office:value="3.59303">
            <text:p>3.59303</text:p>
          </table:table-cell>
          <table:table-cell office:value-type="float" office:value="3.565">
            <text:p>3.565</text:p>
          </table:table-cell>
          <table:table-cell table:formula="of:=[.B17]-0.055" office:value-type="float" office:value="3.53803">
            <text:p>3.53803</text:p>
          </table:table-cell>
          <table:table-cell/>
        </table:table-row>
        <table:table-row table:style-name="ro1">
          <table:table-cell office:value-type="string">
            <text:p>2018-01-25</text:p>
          </table:table-cell>
          <table:table-cell office:value-type="float" office:value="3.63598">
            <text:p>3.63598</text:p>
          </table:table-cell>
          <table:table-cell office:value-type="float" office:value="3.5525">
            <text:p>3.5525</text:p>
          </table:table-cell>
          <table:table-cell table:formula="of:=[.B18]-0.055" office:value-type="float" office:value="3.58098">
            <text:p>3.58098</text:p>
          </table:table-cell>
          <table:table-cell/>
        </table:table-row>
        <table:table-row table:style-name="ro1">
          <table:table-cell office:value-type="string">
            <text:p>2018-01-26</text:p>
          </table:table-cell>
          <table:table-cell office:value-type="float" office:value="3.63029">
            <text:p>3.63029</text:p>
          </table:table-cell>
          <table:table-cell office:value-type="float" office:value="3.565">
            <text:p>3.565</text:p>
          </table:table-cell>
          <table:table-cell table:formula="of:=[.B19]-0.055" office:value-type="float" office:value="3.57529">
            <text:p>3.57529</text:p>
          </table:table-cell>
          <table:table-cell/>
        </table:table-row>
        <table:table-row table:style-name="ro1">
          <table:table-cell office:value-type="string">
            <text:p>2018-01-29</text:p>
          </table:table-cell>
          <table:table-cell office:value-type="float" office:value="3.63934">
            <text:p>3.63934</text:p>
          </table:table-cell>
          <table:table-cell office:value-type="float" office:value="3.5875">
            <text:p>3.5875</text:p>
          </table:table-cell>
          <table:table-cell table:formula="of:=[.B20]-0.055" office:value-type="float" office:value="3.58434">
            <text:p>3.58434</text:p>
          </table:table-cell>
          <table:table-cell/>
        </table:table-row>
        <table:table-row table:style-name="ro1">
          <table:table-cell office:value-type="string">
            <text:p>2018-01-30</text:p>
          </table:table-cell>
          <table:table-cell office:value-type="float" office:value="3.65711">
            <text:p>3.65711</text:p>
          </table:table-cell>
          <table:table-cell office:value-type="float" office:value="3.615">
            <text:p>3.615</text:p>
          </table:table-cell>
          <table:table-cell table:formula="of:=[.B21]-0.055" office:value-type="float" office:value="3.60211">
            <text:p>3.60211</text:p>
          </table:table-cell>
          <table:table-cell/>
        </table:table-row>
        <table:table-row table:style-name="ro1">
          <table:table-cell office:value-type="string">
            <text:p>2018-01-31</text:p>
          </table:table-cell>
          <table:table-cell office:value-type="float" office:value="3.68145">
            <text:p>3.68145</text:p>
          </table:table-cell>
          <table:table-cell office:value-type="float" office:value="3.615">
            <text:p>3.615</text:p>
          </table:table-cell>
          <table:table-cell table:formula="of:=[.B22]-0.055" office:value-type="float" office:value="3.62645">
            <text:p>3.62645</text:p>
          </table:table-cell>
          <table:table-cell/>
        </table:table-row>
        <table:table-row table:style-name="ro1">
          <table:table-cell office:value-type="string">
            <text:p>2018-02-01</text:p>
          </table:table-cell>
          <table:table-cell office:value-type="float" office:value="3.68263">
            <text:p>3.68263</text:p>
          </table:table-cell>
          <table:table-cell office:value-type="float" office:value="3.6175">
            <text:p>3.6175</text:p>
          </table:table-cell>
          <table:table-cell table:formula="of:=[.B23]-0.055" office:value-type="float" office:value="3.62763">
            <text:p>3.62763</text:p>
          </table:table-cell>
          <table:table-cell/>
        </table:table-row>
        <table:table-row table:style-name="ro1">
          <table:table-cell office:value-type="string">
            <text:p>2018-02-02</text:p>
          </table:table-cell>
          <table:table-cell office:value-type="float" office:value="3.68327">
            <text:p>3.68327</text:p>
          </table:table-cell>
          <table:table-cell office:value-type="float" office:value="3.615">
            <text:p>3.615</text:p>
          </table:table-cell>
          <table:table-cell table:formula="of:=[.B24]-0.055" office:value-type="float" office:value="3.62827">
            <text:p>3.62827</text:p>
          </table:table-cell>
          <table:table-cell/>
        </table:table-row>
        <table:table-row table:style-name="ro1">
          <table:table-cell office:value-type="string">
            <text:p>2018-02-05</text:p>
          </table:table-cell>
          <table:table-cell office:value-type="float" office:value="3.68026">
            <text:p>3.68026</text:p>
          </table:table-cell>
          <table:table-cell office:value-type="float" office:value="3.5875">
            <text:p>3.5875</text:p>
          </table:table-cell>
          <table:table-cell table:formula="of:=[.B25]-0.055" office:value-type="float" office:value="3.62526">
            <text:p>3.62526</text:p>
          </table:table-cell>
          <table:table-cell/>
        </table:table-row>
        <table:table-row table:style-name="ro1">
          <table:table-cell office:value-type="string">
            <text:p>2018-02-06</text:p>
          </table:table-cell>
          <table:table-cell office:value-type="float" office:value="3.65769">
            <text:p>3.65769</text:p>
          </table:table-cell>
          <table:table-cell office:value-type="float" office:value="3.635">
            <text:p>3.635</text:p>
          </table:table-cell>
          <table:table-cell table:formula="of:=[.B26]-0.055" office:value-type="float" office:value="3.60269">
            <text:p>3.60269</text:p>
          </table:table-cell>
          <table:table-cell/>
        </table:table-row>
        <table:table-row table:style-name="ro1">
          <table:table-cell office:value-type="string">
            <text:p>2018-02-07</text:p>
          </table:table-cell>
          <table:table-cell office:value-type="float" office:value="3.69649">
            <text:p>3.69649</text:p>
          </table:table-cell>
          <table:table-cell office:value-type="float" office:value="3.6525">
            <text:p>3.6525</text:p>
          </table:table-cell>
          <table:table-cell table:formula="of:=[.B27]-0.055" office:value-type="float" office:value="3.64149">
            <text:p>3.64149</text:p>
          </table:table-cell>
          <table:table-cell/>
        </table:table-row>
        <table:table-row table:style-name="ro1">
          <table:table-cell office:value-type="string">
            <text:p>2018-02-08</text:p>
          </table:table-cell>
          <table:table-cell office:value-type="float" office:value="3.71674">
            <text:p>3.71674</text:p>
          </table:table-cell>
          <table:table-cell office:value-type="float" office:value="3.6575">
            <text:p>3.6575</text:p>
          </table:table-cell>
          <table:table-cell table:formula="of:=[.B28]-0.055" office:value-type="float" office:value="3.66174">
            <text:p>3.66174</text:p>
          </table:table-cell>
          <table:table-cell/>
        </table:table-row>
        <table:table-row table:style-name="ro1">
          <table:table-cell office:value-type="string">
            <text:p>2018-02-09</text:p>
          </table:table-cell>
          <table:table-cell office:value-type="float" office:value="3.72322">
            <text:p>3.72322</text:p>
          </table:table-cell>
          <table:table-cell office:value-type="float" office:value="3.62">
            <text:p>3.62</text:p>
          </table:table-cell>
          <table:table-cell table:formula="of:=[.B29]-0.055" office:value-type="float" office:value="3.66822">
            <text:p>3.66822</text:p>
          </table:table-cell>
          <table:table-cell/>
        </table:table-row>
        <table:table-row table:style-name="ro1">
          <table:table-cell office:value-type="string">
            <text:p>2018-02-12</text:p>
          </table:table-cell>
          <table:table-cell office:value-type="float" office:value="3.69028">
            <text:p>3.69028</text:p>
          </table:table-cell>
          <table:table-cell office:value-type="float" office:value="3.67">
            <text:p>3.67</text:p>
          </table:table-cell>
          <table:table-cell table:formula="of:=[.B30]-0.055" office:value-type="float" office:value="3.63528">
            <text:p>3.63528</text:p>
          </table:table-cell>
          <table:table-cell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16/02/2018</text:date>, <text:time>06:4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SARAIVA</meta:initial-creator>
    <meta:creation-date>2018-02-16T06:35:10.51</meta:creation-date>
    <dc:date>2018-02-16T06:45:42.15</dc:date>
    <dc:creator>SERGIO SARAIVA</dc:creator>
    <meta:editing-duration>PT10M32S</meta:editing-duration>
    <meta:editing-cycles>1</meta:editing-cycles>
    <meta:document-statistic meta:table-count="3" meta:cell-count="119" meta:object-count="1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Calibri" style:font-style-name="Regular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alibri" style:font-style-name="Regular" fo:font-size="9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alibri" style:font-style-name="Regular" fo:font-size="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b2b2b2" draw:fill-color="#b2b2b2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line" chart:style-name="ch1">
        <chart:title svg:x="6.125cm" svg:y="0.315cm" chart:style-name="ch2">
          <text:p>Previsão preço Milho</text:p>
        </chart:title>
        <chart:legend chart:legend-position="end" svg:x="12.59cm" svg:y="3.733cm" style:legend-expansion="high" chart:style-name="ch3"/>
        <chart:plot-area chart:style-name="ch4" table:cell-range-address="Sheet1.B1:Sheet1.D30" chart:data-source-has-labels="row" svg:x="1.377cm" svg:y="1.609cm" svg:width="10.573cm" svg:height="6.258cm">
          <chartooo:coordinate-region svg:x="2.289cm" svg:y="1.822cm" svg:width="9.474cm" svg:height="4.948cm"/>
          <chart:axis chart:dimension="x" chart:name="primary-x" chart:style-name="ch5">
            <chart:title svg:x="6.056cm" svg:y="8.046cm" chart:style-name="ch6">
              <text:p>Dia 2018</text:p>
            </chart:title>
            <chart:grid chart:style-name="ch7" chart:class="major"/>
          </chart:axis>
          <chart:axis chart:dimension="y" chart:name="primary-y" chart:style-name="ch5">
            <chart:title svg:x="0.451cm" svg:y="4.481cm" chart:style-name="ch6">
              <text:p>USD</text:p>
            </chart:title>
            <chart:grid chart:style-name="ch7" chart:class="major"/>
          </chart:axis>
          <chart:series chart:style-name="ch8" chart:values-cell-range-address="Sheet1.B2:Sheet1.B30" chart:label-cell-address="Sheet1.B1:Sheet1.B1" chart:class="chart:line">
            <chart:data-point chart:repeated="29"/>
          </chart:series>
          <chart:series chart:style-name="ch9" chart:values-cell-range-address="Sheet1.C2:Sheet1.C30" chart:label-cell-address="Sheet1.C1:Sheet1.C1" chart:class="chart:line">
            <chart:data-point chart:repeated="29"/>
          </chart:series>
          <chart:series chart:style-name="ch10" chart:values-cell-range-address="Sheet1.D2:Sheet1.D30" chart:label-cell-address="Sheet1.D1:Sheet1.D1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visto</text:p>
                <draw:g>
                  <svg:desc>Sheet1.B1:Sheet1.B1</svg:desc>
                </draw:g>
              </table:table-cell>
              <table:table-cell office:value-type="string">
                <text:p>Real</text:p>
                <draw:g>
                  <svg:desc>Sheet1.C1:Sheet1.C1</svg:desc>
                </draw:g>
              </table:table-cell>
              <table:table-cell office:value-type="string">
                <text:p>Ajuste manual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8762">
                <text:p>3.58762</text:p>
                <draw:g>
                  <svg:desc>Sheet1.B2:Sheet1.B30</svg:desc>
                </draw:g>
              </table:table-cell>
              <table:table-cell office:value-type="float" office:value="3.5325">
                <text:p>3.5325</text:p>
                <draw:g>
                  <svg:desc>Sheet1.C2:Sheet1.C30</svg:desc>
                </draw:g>
              </table:table-cell>
              <table:table-cell office:value-type="float" office:value="3.53262">
                <text:p>3.53262</text:p>
                <draw:g>
                  <svg:desc>Sheet1.D2:Sheet1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0784">
                <text:p>3.60784</text:p>
              </table:table-cell>
              <table:table-cell office:value-type="float" office:value="3.53">
                <text:p>3.53</text:p>
              </table:table-cell>
              <table:table-cell office:value-type="float" office:value="3.55284">
                <text:p>3.55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095">
                <text:p>3.6095</text:p>
              </table:table-cell>
              <table:table-cell office:value-type="float" office:value="3.51">
                <text:p>3.51</text:p>
              </table:table-cell>
              <table:table-cell office:value-type="float" office:value="3.5545">
                <text:p>3.5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9397">
                <text:p>3.59397</text:p>
              </table:table-cell>
              <table:table-cell office:value-type="float" office:value="3.5125">
                <text:p>3.5125</text:p>
              </table:table-cell>
              <table:table-cell office:value-type="float" office:value="3.53897">
                <text:p>3.53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9427">
                <text:p>3.59427</text:p>
              </table:table-cell>
              <table:table-cell office:value-type="float" office:value="3.4725">
                <text:p>3.4725</text:p>
              </table:table-cell>
              <table:table-cell office:value-type="float" office:value="3.53927">
                <text:p>3.53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6232">
                <text:p>3.56232</text:p>
              </table:table-cell>
              <table:table-cell office:value-type="float" office:value="3.49">
                <text:p>3.49</text:p>
              </table:table-cell>
              <table:table-cell office:value-type="float" office:value="3.50732">
                <text:p>3.507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501">
                <text:p>3.57501</text:p>
              </table:table-cell>
              <table:table-cell office:value-type="float" office:value="3.49">
                <text:p>3.49</text:p>
              </table:table-cell>
              <table:table-cell office:value-type="float" office:value="3.52001">
                <text:p>3.52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7771">
                <text:p>3.57771</text:p>
              </table:table-cell>
              <table:table-cell office:value-type="float" office:value="3.4875">
                <text:p>3.4875</text:p>
              </table:table-cell>
              <table:table-cell office:value-type="float" office:value="3.52271">
                <text:p>3.52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7733">
                <text:p>3.57733</text:p>
              </table:table-cell>
              <table:table-cell office:value-type="float" office:value="3.4625">
                <text:p>3.4625</text:p>
              </table:table-cell>
              <table:table-cell office:value-type="float" office:value="3.52233">
                <text:p>3.52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5627">
                <text:p>3.55627</text:p>
              </table:table-cell>
              <table:table-cell office:value-type="float" office:value="3.4825">
                <text:p>3.4825</text:p>
              </table:table-cell>
              <table:table-cell office:value-type="float" office:value="3.50127">
                <text:p>3.501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7015">
                <text:p>3.57015</text:p>
              </table:table-cell>
              <table:table-cell office:value-type="float" office:value="3.53">
                <text:p>3.53</text:p>
              </table:table-cell>
              <table:table-cell office:value-type="float" office:value="3.51515">
                <text:p>3.51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1087">
                <text:p>3.61087</text:p>
              </table:table-cell>
              <table:table-cell office:value-type="float" office:value="3.515">
                <text:p>3.515</text:p>
              </table:table-cell>
              <table:table-cell office:value-type="float" office:value="3.55587">
                <text:p>3.555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0203">
                <text:p>3.60203</text:p>
              </table:table-cell>
              <table:table-cell office:value-type="float" office:value="3.525">
                <text:p>3.525</text:p>
              </table:table-cell>
              <table:table-cell office:value-type="float" office:value="3.54703">
                <text:p>3.547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067">
                <text:p>3.6067</text:p>
              </table:table-cell>
              <table:table-cell office:value-type="float" office:value="3.52">
                <text:p>3.52</text:p>
              </table:table-cell>
              <table:table-cell office:value-type="float" office:value="3.5517">
                <text:p>3.5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0027">
                <text:p>3.60027</text:p>
              </table:table-cell>
              <table:table-cell office:value-type="float" office:value="3.5125">
                <text:p>3.5125</text:p>
              </table:table-cell>
              <table:table-cell office:value-type="float" office:value="3.54527">
                <text:p>3.545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9303">
                <text:p>3.59303</text:p>
              </table:table-cell>
              <table:table-cell office:value-type="float" office:value="3.565">
                <text:p>3.565</text:p>
              </table:table-cell>
              <table:table-cell office:value-type="float" office:value="3.53803">
                <text:p>3.538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3598">
                <text:p>3.63598</text:p>
              </table:table-cell>
              <table:table-cell office:value-type="float" office:value="3.5525">
                <text:p>3.5525</text:p>
              </table:table-cell>
              <table:table-cell office:value-type="float" office:value="3.58098">
                <text:p>3.580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3029">
                <text:p>3.63029</text:p>
              </table:table-cell>
              <table:table-cell office:value-type="float" office:value="3.565">
                <text:p>3.565</text:p>
              </table:table-cell>
              <table:table-cell office:value-type="float" office:value="3.57529">
                <text:p>3.57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3934">
                <text:p>3.63934</text:p>
              </table:table-cell>
              <table:table-cell office:value-type="float" office:value="3.5875">
                <text:p>3.5875</text:p>
              </table:table-cell>
              <table:table-cell office:value-type="float" office:value="3.58434">
                <text:p>3.584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5711">
                <text:p>3.65711</text:p>
              </table:table-cell>
              <table:table-cell office:value-type="float" office:value="3.615">
                <text:p>3.615</text:p>
              </table:table-cell>
              <table:table-cell office:value-type="float" office:value="3.60211">
                <text:p>3.602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68145">
                <text:p>3.68145</text:p>
              </table:table-cell>
              <table:table-cell office:value-type="float" office:value="3.615">
                <text:p>3.615</text:p>
              </table:table-cell>
              <table:table-cell office:value-type="float" office:value="3.62645">
                <text:p>3.626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68263">
                <text:p>3.68263</text:p>
              </table:table-cell>
              <table:table-cell office:value-type="float" office:value="3.6175">
                <text:p>3.6175</text:p>
              </table:table-cell>
              <table:table-cell office:value-type="float" office:value="3.62763">
                <text:p>3.627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8327">
                <text:p>3.68327</text:p>
              </table:table-cell>
              <table:table-cell office:value-type="float" office:value="3.615">
                <text:p>3.615</text:p>
              </table:table-cell>
              <table:table-cell office:value-type="float" office:value="3.62827">
                <text:p>3.628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68026">
                <text:p>3.68026</text:p>
              </table:table-cell>
              <table:table-cell office:value-type="float" office:value="3.5875">
                <text:p>3.5875</text:p>
              </table:table-cell>
              <table:table-cell office:value-type="float" office:value="3.62526">
                <text:p>3.625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65769">
                <text:p>3.65769</text:p>
              </table:table-cell>
              <table:table-cell office:value-type="float" office:value="3.635">
                <text:p>3.635</text:p>
              </table:table-cell>
              <table:table-cell office:value-type="float" office:value="3.60269">
                <text:p>3.602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69649">
                <text:p>3.69649</text:p>
              </table:table-cell>
              <table:table-cell office:value-type="float" office:value="3.6525">
                <text:p>3.6525</text:p>
              </table:table-cell>
              <table:table-cell office:value-type="float" office:value="3.64149">
                <text:p>3.641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1674">
                <text:p>3.71674</text:p>
              </table:table-cell>
              <table:table-cell office:value-type="float" office:value="3.6575">
                <text:p>3.6575</text:p>
              </table:table-cell>
              <table:table-cell office:value-type="float" office:value="3.66174">
                <text:p>3.661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2322">
                <text:p>3.72322</text:p>
              </table:table-cell>
              <table:table-cell office:value-type="float" office:value="3.62">
                <text:p>3.62</text:p>
              </table:table-cell>
              <table:table-cell office:value-type="float" office:value="3.66822">
                <text:p>3.668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9028">
                <text:p>3.69028</text:p>
              </table:table-cell>
              <table:table-cell office:value-type="float" office:value="3.67">
                <text:p>3.67</text:p>
              </table:table-cell>
              <table:table-cell office:value-type="float" office:value="3.63528">
                <text:p>3.63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